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9.415cm" svg:height="8.997cm" svg:x="13.631cm" svg:y="3.361cm">
            <draw:object draw:notify-on-update-of-ranges="Sheet1.B6:Sheet1.A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table:style-name="ce1" table:formula="of:=([.B$1]^[.$A2])/[.B$1]" office:value-type="float" office:value="0">
            <text:p>#DIV/0!</text:p>
          </table:table-cell>
          <table:table-cell table:style-name="ce1" table:formula="of:=([.C$1]^[.$A2])/[.C$1]" office:value-type="float" office:value="0.102329299228075">
            <text:p>0,10</text:p>
          </table:table-cell>
          <table:table-cell table:style-name="ce1" table:formula="of:=([.D$1]^[.$A2])/[.D$1]" office:value-type="float" office:value="0.0515205278955626">
            <text:p>0,05</text:p>
          </table:table-cell>
          <table:table-cell table:style-name="ce1" table:formula="of:=([.E$1]^[.$A2])/[.E$1]" office:value-type="float" office:value="0.0344865664909548">
            <text:p>0,03</text:p>
          </table:table-cell>
          <table:table-cell table:style-name="ce1" table:formula="of:=([.F$1]^[.$A2])/[.F$1]" office:value-type="float" office:value="0.0259394407531444">
            <text:p>0,03</text:p>
          </table:table-cell>
          <table:table-cell table:style-name="ce1" table:formula="of:=([.G$1]^[.$A2])/[.G$1]" office:value-type="float" office:value="0.0207979100565446">
            <text:p>0,02</text:p>
          </table:table-cell>
          <table:table-cell table:style-name="ce1" table:formula="of:=([.H$1]^[.$A2])/[.H$1]" office:value-type="float" office:value="0.0173632197652335">
            <text:p>0,02</text:p>
          </table:table-cell>
          <table:table-cell table:style-name="ce1" table:formula="of:=([.I$1]^[.$A2])/[.I$1]" office:value-type="float" office:value="0.0149057193657963">
            <text:p>0,01</text:p>
          </table:table-cell>
          <table:table-cell table:style-name="ce1" table:formula="of:=([.J$1]^[.$A2])/[.J$1]" office:value-type="float" office:value="0.0130599319158731">
            <text:p>0,01</text:p>
          </table:table-cell>
          <table:table-cell table:style-name="ce1" table:formula="of:=([.K$1]^[.$A2])/[.K$1]" office:value-type="float" office:value="0.0116225096556582">
            <text:p>0,01</text:p>
          </table:table-cell>
          <table:table-cell table:style-name="ce1" table:formula="of:=([.L$1]^[.$A2])/[.L$1]" office:value-type="float" office:value="0.010471285480509">
            <text:p>0,01</text:p>
          </table:table-cell>
          <table:table-cell table:style-name="ce1" table:formula="of:=([.M$1]^[.$A2])/[.M$1]" office:value-type="float" office:value="0.0095284276719213">
            <text:p>0,01</text:p>
          </table:table-cell>
          <table:table-cell table:style-name="ce1" table:formula="of:=([.N$1]^[.$A2])/[.N$1]" office:value-type="float" office:value="0.00874199525472819">
            <text:p>0,01</text:p>
          </table:table-cell>
          <table:table-cell table:style-name="ce1" table:formula="of:=([.O$1]^[.$A2])/[.O$1]" office:value-type="float" office:value="0.0080759957405614">
            <text:p>0,01</text:p>
          </table:table-cell>
          <table:table-cell table:style-name="ce1" table:formula="of:=([.P$1]^[.$A2])/[.P$1]" office:value-type="float" office:value="0.00750469842148825">
            <text:p>0,01</text:p>
          </table:table-cell>
          <table:table-cell table:style-name="ce1" table:formula="of:=([.Q$1]^[.$A2])/[.Q$1]" office:value-type="float" office:value="0.0070092193872968">
            <text:p>0,01</text:p>
          </table:table-cell>
          <table:table-cell table:style-name="ce1" table:formula="of:=([.R$1]^[.$A2])/[.R$1]" office:value-type="float" office:value="0.00657538546302564">
            <text:p>0,01</text:p>
          </table:table-cell>
          <table:table-cell table:style-name="ce1" table:formula="of:=([.S$1]^[.$A2])/[.S$1]" office:value-type="float" office:value="0.00619235103452257">
            <text:p>0,01</text:p>
          </table:table-cell>
          <table:table-cell table:style-name="ce1" table:formula="of:=([.T$1]^[.$A2])/[.T$1]" office:value-type="float" office:value="0.00585167530167643">
            <text:p>0,01</text:p>
          </table:table-cell>
          <table:table-cell table:style-name="ce1" table:formula="of:=([.U$1]^[.$A2])/[.U$1]" office:value-type="float" office:value="0.00554669052192349">
            <text:p>0,01</text:p>
          </table:table-cell>
          <table:table-cell table:style-name="ce1" table:formula="of:=([.V$1]^[.$A2])/[.V$1]" office:value-type="float" office:value="0.00527205951541343">
            <text:p>0,01</text:p>
          </table:table-cell>
          <table:table-cell table:style-name="ce1" table:formula="of:=([.W$1]^[.$A2])/[.W$1]" office:value-type="float" office:value="0.00502345941858078">
            <text:p>0,01</text:p>
          </table:table-cell>
          <table:table-cell table:style-name="ce1" table:formula="of:=([.X$1]^[.$A2])/[.X$1]" office:value-type="float" office:value="0.00479735156377759">
            <text:p>0,00</text:p>
          </table:table-cell>
          <table:table-cell table:style-name="ce1" table:formula="of:=([.Y$1]^[.$A2])/[.Y$1]" office:value-type="float" office:value="0.00459081130405001">
            <text:p>0,00</text:p>
          </table:table-cell>
          <table:table-cell table:style-name="ce1" table:formula="of:=([.Z$1]^[.$A2])/[.Z$1]" office:value-type="float" office:value="0.00440140032015903">
            <text:p>0,00</text:p>
          </table:table-cell>
          <table:table-cell table:style-name="ce1" table:formula="of:=([.AA$1]^[.$A2])/[.AA$1]" office:value-type="float" office:value="0.00422706952928532">
            <text:p>0,00</text:p>
          </table:table-cell>
          <table:table-cell table:style-name="ce1" table:formula="of:=([.AB$1]^[.$A2])/[.AB$1]" office:value-type="float" office:value="0.00406608436659636">
            <text:p>0,00</text:p>
          </table:table-cell>
          <table:table-cell table:style-name="ce1" table:formula="of:=([.AC$1]^[.$A2])/[.AC$1]" office:value-type="float" office:value="0.00391696664645634">
            <text:p>0,00</text:p>
          </table:table-cell>
          <table:table-cell table:style-name="ce1" table:formula="of:=([.AD$1]^[.$A2])/[.AD$1]" office:value-type="float" office:value="0.00377844886350975">
            <text:p>0,00</text:p>
          </table:table-cell>
          <table:table-cell table:style-name="ce1" table:formula="of:=([.AE$1]^[.$A2])/[.AE$1]" office:value-type="float" office:value="0.00364943793465594">
            <text:p>0,00</text:p>
          </table:table-cell>
          <table:table-cell table:style-name="ce1" table:formula="of:=([.AF$1]^[.$A2])/[.AF$1]" office:value-type="float" office:value="0.00352898618180183">
            <text:p>0,00</text:p>
          </table:table-cell>
          <table:table-cell table:style-name="ce1" table:formula="of:=([.AG$1]^[.$A2])/[.AG$1]" office:value-type="float" office:value="0.00341626792243788">
            <text:p>0,00</text:p>
          </table:table-cell>
          <table:table-cell table:style-name="ce1" table:formula="of:=([.AH$1]^[.$A2])/[.AH$1]" office:value-type="float" office:value="0.00331056044287797">
            <text:p>0,00</text:p>
          </table:table-cell>
          <table:table-cell table:style-name="ce1" table:formula="of:=([.AI$1]^[.$A2])/[.AI$1]" office:value-type="float" office:value="0.00321122842568838">
            <text:p>0,00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 table:style-name="ce1" table:formula="of:=([.B$1]^[.$A3])/[.B$1]" office:value-type="float" office:value="0">
            <text:p>#DIV/0!</text:p>
          </table:table-cell>
          <table:table-cell table:style-name="ce1" table:formula="of:=([.C$1]^[.$A3])/[.C$1]" office:value-type="float" office:value="0.114815362149688">
            <text:p>0,11</text:p>
          </table:table-cell>
          <table:table-cell table:style-name="ce1" table:formula="of:=([.D$1]^[.$A3])/[.D$1]" office:value-type="float" office:value="0.0598455419298118">
            <text:p>0,06</text:p>
          </table:table-cell>
          <table:table-cell table:style-name="ce1" table:formula="of:=([.E$1]^[.$A3])/[.E$1]" office:value-type="float" office:value="0.0408795419145424">
            <text:p>0,04</text:p>
          </table:table-cell>
          <table:table-cell table:style-name="ce1" table:formula="of:=([.F$1]^[.$A3])/[.F$1]" office:value-type="float" office:value="0.0311934642004053">
            <text:p>0,03</text:p>
          </table:table-cell>
          <table:table-cell table:style-name="ce1" table:formula="of:=([.G$1]^[.$A3])/[.G$1]" office:value-type="float" office:value="0.0252911277871181">
            <text:p>0,03</text:p>
          </table:table-cell>
          <table:table-cell table:style-name="ce1" table:formula="of:=([.H$1]^[.$A3])/[.H$1]" office:value-type="float" office:value="0.02130776138239">
            <text:p>0,02</text:p>
          </table:table-cell>
          <table:table-cell table:style-name="ce1" table:formula="of:=([.I$1]^[.$A3])/[.I$1]" office:value-type="float" office:value="0.0184335016598467">
            <text:p>0,02</text:p>
          </table:table-cell>
          <table:table-cell table:style-name="ce1" table:formula="of:=([.J$1]^[.$A3])/[.J$1]" office:value-type="float" office:value="0.0162590591954729">
            <text:p>0,02</text:p>
          </table:table-cell>
          <table:table-cell table:style-name="ce1" table:formula="of:=([.K$1]^[.$A3])/[.K$1]" office:value-type="float" office:value="0.0145549943479176">
            <text:p>0,01</text:p>
          </table:table-cell>
          <table:table-cell table:style-name="ce1" table:formula="of:=([.L$1]^[.$A3])/[.L$1]" office:value-type="float" office:value="0.0131825673855641">
            <text:p>0,01</text:p>
          </table:table-cell>
          <table:table-cell table:style-name="ce1" table:formula="of:=([.M$1]^[.$A3])/[.M$1]" office:value-type="float" office:value="0.0120528812005653">
            <text:p>0,01</text:p>
          </table:table-cell>
          <table:table-cell table:style-name="ce1" table:formula="of:=([.N$1]^[.$A3])/[.N$1]" office:value-type="float" office:value="0.0111063058406571">
            <text:p>0,01</text:p>
          </table:table-cell>
          <table:table-cell table:style-name="ce1" table:formula="of:=([.O$1]^[.$A3])/[.O$1]" office:value-type="float" office:value="0.0103013287889837">
            <text:p>0,01</text:p>
          </table:table-cell>
          <table:table-cell table:style-name="ce1" table:formula="of:=([.P$1]^[.$A3])/[.P$1]" office:value-type="float" office:value="0.00960814716639908">
            <text:p>0,01</text:p>
          </table:table-cell>
          <table:table-cell table:style-name="ce1" table:formula="of:=([.Q$1]^[.$A3])/[.Q$1]" office:value-type="float" office:value="0.00900480300790787">
            <text:p>0,01</text:p>
          </table:table-cell>
          <table:table-cell table:style-name="ce1" table:formula="of:=([.R$1]^[.$A3])/[.R$1]" office:value-type="float" office:value="0.00847475625738473">
            <text:p>0,01</text:p>
          </table:table-cell>
          <table:table-cell table:style-name="ce1" table:formula="of:=([.S$1]^[.$A3])/[.S$1]" office:value-type="float" office:value="0.00800530741156076">
            <text:p>0,01</text:p>
          </table:table-cell>
          <table:table-cell table:style-name="ce1" table:formula="of:=([.T$1]^[.$A3])/[.T$1]" office:value-type="float" office:value="0.00758654162847009">
            <text:p>0,01</text:p>
          </table:table-cell>
          <table:table-cell table:style-name="ce1" table:formula="of:=([.U$1]^[.$A3])/[.U$1]" office:value-type="float" office:value="0.00721060350120651">
            <text:p>0,01</text:p>
          </table:table-cell>
          <table:table-cell table:style-name="ce1" table:formula="of:=([.V$1]^[.$A3])/[.V$1]" office:value-type="float" office:value="0.0068711875697157">
            <text:p>0,01</text:p>
          </table:table-cell>
          <table:table-cell table:style-name="ce1" table:formula="of:=([.W$1]^[.$A3])/[.W$1]" office:value-type="float" office:value="0.0065631731645201">
            <text:p>0,01</text:p>
          </table:table-cell>
          <table:table-cell table:style-name="ce1" table:formula="of:=([.X$1]^[.$A3])/[.X$1]" office:value-type="float" office:value="0.00628235798553749">
            <text:p>0,01</text:p>
          </table:table-cell>
          <table:table-cell table:style-name="ce1" table:formula="of:=([.Y$1]^[.$A3])/[.Y$1]" office:value-type="float" office:value="0.00602526058217108">
            <text:p>0,01</text:p>
          </table:table-cell>
          <table:table-cell table:style-name="ce1" table:formula="of:=([.Z$1]^[.$A3])/[.Z$1]" office:value-type="float" office:value="0.00578897178415741">
            <text:p>0,01</text:p>
          </table:table-cell>
          <table:table-cell table:style-name="ce1" table:formula="of:=([.AA$1]^[.$A3])/[.AA$1]" office:value-type="float" office:value="0.00557104147710147">
            <text:p>0,01</text:p>
          </table:table-cell>
          <table:table-cell table:style-name="ce1" table:formula="of:=([.AB$1]^[.$A3])/[.AB$1]" office:value-type="float" office:value="0.00536939127684124">
            <text:p>0,01</text:p>
          </table:table-cell>
          <table:table-cell table:style-name="ce1" table:formula="of:=([.AC$1]^[.$A3])/[.AC$1]" office:value-type="float" office:value="0.00518224643785825">
            <text:p>0,01</text:p>
          </table:table-cell>
          <table:table-cell table:style-name="ce1" table:formula="of:=([.AD$1]^[.$A3])/[.AD$1]" office:value-type="float" office:value="0.00500808222304684">
            <text:p>0,01</text:p>
          </table:table-cell>
          <table:table-cell table:style-name="ce1" table:formula="of:=([.AE$1]^[.$A3])/[.AE$1]" office:value-type="float" office:value="0.0048455812703184">
            <text:p>0,00</text:p>
          </table:table-cell>
          <table:table-cell table:style-name="ce1" table:formula="of:=([.AF$1]^[.$A3])/[.AF$1]" office:value-type="float" office:value="0.00469359940943155">
            <text:p>0,00</text:p>
          </table:table-cell>
          <table:table-cell table:style-name="ce1" table:formula="of:=([.AG$1]^[.$A3])/[.AG$1]" office:value-type="float" office:value="0.00455113803536686">
            <text:p>0,00</text:p>
          </table:table-cell>
          <table:table-cell table:style-name="ce1" table:formula="of:=([.AH$1]^[.$A3])/[.AH$1]" office:value-type="float" office:value="0.00441732161489882">
            <text:p>0,00</text:p>
          </table:table-cell>
          <table:table-cell table:style-name="ce1" table:formula="of:=([.AI$1]^[.$A3])/[.AI$1]" office:value-type="float" office:value="0.00429137924581156">
            <text:p>0,00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table:style-name="ce1" table:formula="of:=([.B$1]^[.$A4])/[.B$1]" office:value-type="float" office:value="0">
            <text:p>#DIV/0!</text:p>
          </table:table-cell>
          <table:table-cell table:style-name="ce1" table:formula="of:=([.C$1]^[.$A4])/[.C$1]" office:value-type="float" office:value="0.120226443461741">
            <text:p>0,12</text:p>
          </table:table-cell>
          <table:table-cell table:style-name="ce1" table:formula="of:=([.D$1]^[.$A4])/[.D$1]" office:value-type="float" office:value="0.0635407598457967">
            <text:p>0,06</text:p>
          </table:table-cell>
          <table:table-cell table:style-name="ce1" table:formula="of:=([.E$1]^[.$A4])/[.E$1]" office:value-type="float" office:value="0.0437570913580588">
            <text:p>0,04</text:p>
          </table:table-cell>
          <table:table-cell table:style-name="ce1" table:formula="of:=([.F$1]^[.$A4])/[.F$1]" office:value-type="float" office:value="0.0335818647339926">
            <text:p>0,03</text:p>
          </table:table-cell>
          <table:table-cell table:style-name="ce1" table:formula="of:=([.G$1]^[.$A4])/[.G$1]" office:value-type="float" office:value="0.0273493869599095">
            <text:p>0,03</text:p>
          </table:table-cell>
          <table:table-cell table:style-name="ce1" table:formula="of:=([.H$1]^[.$A4])/[.H$1]" office:value-type="float" office:value="0.0231260174839803">
            <text:p>0,02</text:p>
          </table:table-cell>
          <table:table-cell table:style-name="ce1" table:formula="of:=([.I$1]^[.$A4])/[.I$1]" office:value-type="float" office:value="0.0200682638894073">
            <text:p>0,02</text:p>
          </table:table-cell>
          <table:table-cell table:style-name="ce1" table:formula="of:=([.J$1]^[.$A4])/[.J$1]" office:value-type="float" office:value="0.0177483184297611">
            <text:p>0,02</text:p>
          </table:table-cell>
          <table:table-cell table:style-name="ce1" table:formula="of:=([.K$1]^[.$A4])/[.K$1]" office:value-type="float" office:value="0.0159256398924152">
            <text:p>0,02</text:p>
          </table:table-cell>
          <table:table-cell table:style-name="ce1" table:formula="of:=([.L$1]^[.$A4])/[.L$1]" office:value-type="float" office:value="0.0144543977074593">
            <text:p>0,01</text:p>
          </table:table-cell>
          <table:table-cell table:style-name="ce1" table:formula="of:=([.M$1]^[.$A4])/[.M$1]" office:value-type="float" office:value="0.0132409373185188">
            <text:p>0,01</text:p>
          </table:table-cell>
          <table:table-cell table:style-name="ce1" table:formula="of:=([.N$1]^[.$A4])/[.N$1]" office:value-type="float" office:value="0.0122223088434525">
            <text:p>0,01</text:p>
          </table:table-cell>
          <table:table-cell table:style-name="ce1" table:formula="of:=([.O$1]^[.$A4])/[.O$1]" office:value-type="float" office:value="0.0113546072260505">
            <text:p>0,01</text:p>
          </table:table-cell>
          <table:table-cell table:style-name="ce1" table:formula="of:=([.P$1]^[.$A4])/[.P$1]" office:value-type="float" office:value="0.010606258486925">
            <text:p>0,01</text:p>
          </table:table-cell>
          <table:table-cell table:style-name="ce1" table:formula="of:=([.Q$1]^[.$A4])/[.Q$1]" office:value-type="float" office:value="0.00995396344875235">
            <text:p>0,01</text:p>
          </table:table-cell>
          <table:table-cell table:style-name="ce1" table:formula="of:=([.R$1]^[.$A4])/[.R$1]" office:value-type="float" office:value="0.00938014638494276">
            <text:p>0,01</text:p>
          </table:table-cell>
          <table:table-cell table:style-name="ce1" table:formula="of:=([.S$1]^[.$A4])/[.S$1]" office:value-type="float" office:value="0.00887129440993322">
            <text:p>0,01</text:p>
          </table:table-cell>
          <table:table-cell table:style-name="ce1" table:formula="of:=([.T$1]^[.$A4])/[.T$1]" office:value-type="float" office:value="0.00841684433688342">
            <text:p>0,01</text:p>
          </table:table-cell>
          <table:table-cell table:style-name="ce1" table:formula="of:=([.U$1]^[.$A4])/[.U$1]" office:value-type="float" office:value="0.00800841715224197">
            <text:p>0,01</text:p>
          </table:table-cell>
          <table:table-cell table:style-name="ce1" table:formula="of:=([.V$1]^[.$A4])/[.V$1]" office:value-type="float" office:value="0.00763927957111676">
            <text:p>0,01</text:p>
          </table:table-cell>
          <table:table-cell table:style-name="ce1" table:formula="of:=([.W$1]^[.$A4])/[.W$1]" office:value-type="float" office:value="0.00730395769118687">
            <text:p>0,01</text:p>
          </table:table-cell>
          <table:table-cell table:style-name="ce1" table:formula="of:=([.X$1]^[.$A4])/[.X$1]" office:value-type="float" office:value="0.0069979548098084">
            <text:p>0,01</text:p>
          </table:table-cell>
          <table:table-cell table:style-name="ce1" table:formula="of:=([.Y$1]^[.$A4])/[.Y$1]" office:value-type="float" office:value="0.00671754200644091">
            <text:p>0,01</text:p>
          </table:table-cell>
          <table:table-cell table:style-name="ce1" table:formula="of:=([.Z$1]^[.$A4])/[.Z$1]" office:value-type="float" office:value="0.00645960047242112">
            <text:p>0,01</text:p>
          </table:table-cell>
          <table:table-cell table:style-name="ce1" table:formula="of:=([.AA$1]^[.$A4])/[.AA$1]" office:value-type="float" office:value="0.0062215012400404">
            <text:p>0,01</text:p>
          </table:table-cell>
          <table:table-cell table:style-name="ce1" table:formula="of:=([.AB$1]^[.$A4])/[.AB$1]" office:value-type="float" office:value="0.00600101234071198">
            <text:p>0,01</text:p>
          </table:table-cell>
          <table:table-cell table:style-name="ce1" table:formula="of:=([.AC$1]^[.$A4])/[.AC$1]" office:value-type="float" office:value="0.00579622635123289">
            <text:p>0,01</text:p>
          </table:table-cell>
          <table:table-cell table:style-name="ce1" table:formula="of:=([.AD$1]^[.$A4])/[.AD$1]" office:value-type="float" office:value="0.00560550328176849">
            <text:p>0,01</text:p>
          </table:table-cell>
          <table:table-cell table:style-name="ce1" table:formula="of:=([.AE$1]^[.$A4])/[.AE$1]" office:value-type="float" office:value="0.00542742513938734">
            <text:p>0,01</text:p>
          </table:table-cell>
          <table:table-cell table:style-name="ce1" table:formula="of:=([.AF$1]^[.$A4])/[.AF$1]" office:value-type="float" office:value="0.0052607594702099">
            <text:p>0,01</text:p>
          </table:table-cell>
          <table:table-cell table:style-name="ce1" table:formula="of:=([.AG$1]^[.$A4])/[.AG$1]" office:value-type="float" office:value="0.00510442987319842">
            <text:p>0,01</text:p>
          </table:table-cell>
          <table:table-cell table:style-name="ce1" table:formula="of:=([.AH$1]^[.$A4])/[.AH$1]" office:value-type="float" office:value="0.00495749197599556">
            <text:p>0,00</text:p>
          </table:table-cell>
          <table:table-cell table:style-name="ce1" table:formula="of:=([.AI$1]^[.$A4])/[.AI$1]" office:value-type="float" office:value="0.00481911372598434">
            <text:p>0,0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table:style-name="ce1" table:formula="of:=([.B$1]^[.$A5])/[.B$1]" office:value-type="float" office:value="0">
            <text:p>#DIV/0!</text:p>
          </table:table-cell>
          <table:table-cell table:style-name="ce1" table:formula="of:=([.C$1]^[.$A5])/[.C$1]" office:value-type="float" office:value="0.125892541179417">
            <text:p>0,13</text:p>
          </table:table-cell>
          <table:table-cell table:style-name="ce1" table:formula="of:=([.D$1]^[.$A5])/[.D$1]" office:value-type="float" office:value="0.0674641423836782">
            <text:p>0,07</text:p>
          </table:table-cell>
          <table:table-cell table:style-name="ce1" table:formula="of:=([.E$1]^[.$A5])/[.E$1]" office:value-type="float" office:value="0.0468371942161215">
            <text:p>0,05</text:p>
          </table:table-cell>
          <table:table-cell table:style-name="ce1" table:formula="of:=([.F$1]^[.$A5])/[.F$1]" office:value-type="float" office:value="0.0361531387397981">
            <text:p>0,04</text:p>
          </table:table-cell>
          <table:table-cell table:style-name="ce1" table:formula="of:=([.G$1]^[.$A5])/[.G$1]" office:value-type="float" office:value="0.0295751527325663">
            <text:p>0,03</text:p>
          </table:table-cell>
          <table:table-cell table:style-name="ce1" table:formula="of:=([.H$1]^[.$A5])/[.H$1]" office:value-type="float" office:value="0.0250994309102487">
            <text:p>0,03</text:p>
          </table:table-cell>
          <table:table-cell table:style-name="ce1" table:formula="of:=([.I$1]^[.$A5])/[.I$1]" office:value-type="float" office:value="0.0218480038663603">
            <text:p>0,02</text:p>
          </table:table-cell>
          <table:table-cell table:style-name="ce1" table:formula="of:=([.J$1]^[.$A5])/[.J$1]" office:value-type="float" office:value="0.0193739873443542">
            <text:p>0,02</text:p>
          </table:table-cell>
          <table:table-cell table:style-name="ce1" table:formula="of:=([.K$1]^[.$A5])/[.K$1]" office:value-type="float" office:value="0.0174253592904467">
            <text:p>0,02</text:p>
          </table:table-cell>
          <table:table-cell table:style-name="ce1" table:formula="of:=([.L$1]^[.$A5])/[.L$1]" office:value-type="float" office:value="0.0158489319246111">
            <text:p>0,02</text:p>
          </table:table-cell>
          <table:table-cell table:style-name="ce1" table:formula="of:=([.M$1]^[.$A5])/[.M$1]" office:value-type="float" office:value="0.0145461004846477">
            <text:p>0,01</text:p>
          </table:table-cell>
          <table:table-cell table:style-name="ce1" table:formula="of:=([.N$1]^[.$A5])/[.N$1]" office:value-type="float" office:value="0.0134504519871839">
            <text:p>0,01</text:p>
          </table:table-cell>
          <table:table-cell table:style-name="ce1" table:formula="of:=([.O$1]^[.$A5])/[.O$1]" office:value-type="float" office:value="0.0125155800672776">
            <text:p>0,01</text:p>
          </table:table-cell>
          <table:table-cell table:style-name="ce1" table:formula="of:=([.P$1]^[.$A5])/[.P$1]" office:value-type="float" office:value="0.0117080553766776">
            <text:p>0,01</text:p>
          </table:table-cell>
          <table:table-cell table:style-name="ce1" table:formula="of:=([.Q$1]^[.$A5])/[.Q$1]" office:value-type="float" office:value="0.0110031711134698">
            <text:p>0,01</text:p>
          </table:table-cell>
          <table:table-cell table:style-name="ce1" table:formula="of:=([.R$1]^[.$A5])/[.R$1]" office:value-type="float" office:value="0.0103822627495964">
            <text:p>0,01</text:p>
          </table:table-cell>
          <table:table-cell table:style-name="ce1" table:formula="of:=([.S$1]^[.$A5])/[.S$1]" office:value-type="float" office:value="0.00983096094399312">
            <text:p>0,01</text:p>
          </table:table-cell>
          <table:table-cell table:style-name="ce1" table:formula="of:=([.T$1]^[.$A5])/[.T$1]" office:value-type="float" office:value="0.00933801883133049">
            <text:p>0,01</text:p>
          </table:table-cell>
          <table:table-cell table:style-name="ce1" table:formula="of:=([.U$1]^[.$A5])/[.U$1]" office:value-type="float" office:value="0.0088945044993241">
            <text:p>0,01</text:p>
          </table:table-cell>
          <table:table-cell table:style-name="ce1" table:formula="of:=([.V$1]^[.$A5])/[.V$1]" office:value-type="float" office:value="0.00849323232317124">
            <text:p>0,01</text:p>
          </table:table-cell>
          <table:table-cell table:style-name="ce1" table:formula="of:=([.W$1]^[.$A5])/[.W$1]" office:value-type="float" office:value="0.00812835447387569">
            <text:p>0,01</text:p>
          </table:table-cell>
          <table:table-cell table:style-name="ce1" table:formula="of:=([.X$1]^[.$A5])/[.X$1]" office:value-type="float" office:value="0.00779506224141583">
            <text:p>0,01</text:p>
          </table:table-cell>
          <table:table-cell table:style-name="ce1" table:formula="of:=([.Y$1]^[.$A5])/[.Y$1]" office:value-type="float" office:value="0.00748936415162283">
            <text:p>0,01</text:p>
          </table:table-cell>
          <table:table-cell table:style-name="ce1" table:formula="of:=([.Z$1]^[.$A5])/[.Z$1]" office:value-type="float" office:value="0.00720791874949111">
            <text:p>0,01</text:p>
          </table:table-cell>
          <table:table-cell table:style-name="ce1" table:formula="of:=([.AA$1]^[.$A5])/[.AA$1]" office:value-type="float" office:value="0.00694790692887875">
            <text:p>0,01</text:p>
          </table:table-cell>
          <table:table-cell table:style-name="ce1" table:formula="of:=([.AB$1]^[.$A5])/[.AB$1]" office:value-type="float" office:value="0.00670693329217816">
            <text:p>0,01</text:p>
          </table:table-cell>
          <table:table-cell table:style-name="ce1" table:formula="of:=([.AC$1]^[.$A5])/[.AC$1]" office:value-type="float" office:value="0.00648294910664484">
            <text:p>0,01</text:p>
          </table:table-cell>
          <table:table-cell table:style-name="ce1" table:formula="of:=([.AD$1]^[.$A5])/[.AD$1]" office:value-type="float" office:value="0.00627419152531423">
            <text:p>0,01</text:p>
          </table:table-cell>
          <table:table-cell table:style-name="ce1" table:formula="of:=([.AE$1]^[.$A5])/[.AE$1]" office:value-type="float" office:value="0.00607913519562496">
            <text:p>0,01</text:p>
          </table:table-cell>
          <table:table-cell table:style-name="ce1" table:formula="of:=([.AF$1]^[.$A5])/[.AF$1]" office:value-type="float" office:value="0.00589645340158142">
            <text:p>0,01</text:p>
          </table:table-cell>
          <table:table-cell table:style-name="ce1" table:formula="of:=([.AG$1]^[.$A5])/[.AG$1]" office:value-type="float" office:value="0.00572498661388111">
            <text:p>0,01</text:p>
          </table:table-cell>
          <table:table-cell table:style-name="ce1" table:formula="of:=([.AH$1]^[.$A5])/[.AH$1]" office:value-type="float" office:value="0.00556371684804827">
            <text:p>0,01</text:p>
          </table:table-cell>
          <table:table-cell table:style-name="ce1" table:formula="of:=([.AI$1]^[.$A5])/[.AI$1]" office:value-type="float" office:value="0.00541174661424702">
            <text:p>0,01</text:p>
          </table:table-cell>
        </table:table-row>
        <table:table-row table:style-name="ro1">
          <table:table-cell office:value-type="float" office:value="0.015">
            <text:p>0,015</text:p>
          </table:table-cell>
          <table:table-cell table:style-name="ce1" table:formula="of:=[.B1]/100" office:value-type="float" office:value="0">
            <text:p>0,00</text:p>
          </table:table-cell>
          <table:table-cell table:style-name="ce1" table:formula="of:=IF([.C1]&lt;=[.$A$13];[.C1]/[.$B$13];IF([.C1]&lt;=[.$A$14];[.$A$13]/[.$B$13]+([.C1]-[.$A$13])/[.$B$14];[.$A$13]/[.$B$13]+([.$A$14]-[.$A$13])/[.$B$14]+([.C1]-[.$A$14])/[.$B$15]))" office:value-type="float" office:value="0.1">
            <text:p>0,10</text:p>
          </table:table-cell>
          <table:table-cell table:style-name="ce1" table:formula="of:=IF([.D1]&lt;=[.$A$13];[.D1]/[.$B$13];IF([.D1]&lt;=[.$A$14];[.$A$13]/[.$B$13]+([.D1]-[.$A$13])/[.$B$14];[.$A$13]/[.$B$13]+([.$A$14]-[.$A$13])/[.$B$14]+([.D1]-[.$A$14])/[.$B$15]))" office:value-type="float" office:value="0.125">
            <text:p>0,13</text:p>
          </table:table-cell>
          <table:table-cell table:style-name="ce1" table:formula="of:=IF([.E1]&lt;=[.$A$13];[.E1]/[.$B$13];IF([.E1]&lt;=[.$A$14];[.$A$13]/[.$B$13]+([.E1]-[.$A$13])/[.$B$14];[.$A$13]/[.$B$13]+([.$A$14]-[.$A$13])/[.$B$14]+([.E1]-[.$A$14])/[.$B$15]))" office:value-type="float" office:value="0.15">
            <text:p>0,15</text:p>
          </table:table-cell>
          <table:table-cell table:style-name="ce1" table:formula="of:=IF([.F1]&lt;=[.$A$13];[.F1]/[.$B$13];IF([.F1]&lt;=[.$A$14];[.$A$13]/[.$B$13]+([.F1]-[.$A$13])/[.$B$14];[.$A$13]/[.$B$13]+([.$A$14]-[.$A$13])/[.$B$14]+([.F1]-[.$A$14])/[.$B$15]))" office:value-type="float" office:value="0.175">
            <text:p>0,18</text:p>
          </table:table-cell>
          <table:table-cell table:style-name="ce1" table:formula="of:=IF([.G1]&lt;=[.$A$13];[.G1]/[.$B$13];IF([.G1]&lt;=[.$A$14];[.$A$13]/[.$B$13]+([.G1]-[.$A$13])/[.$B$14];[.$A$13]/[.$B$13]+([.$A$14]-[.$A$13])/[.$B$14]+([.G1]-[.$A$14])/[.$B$15]))" office:value-type="float" office:value="0.2">
            <text:p>0,20</text:p>
          </table:table-cell>
          <table:table-cell table:style-name="ce1" table:formula="of:=IF([.H1]&lt;=[.$A$13];[.H1]/[.$B$13];IF([.H1]&lt;=[.$A$14];[.$A$13]/[.$B$13]+([.H1]-[.$A$13])/[.$B$14];[.$A$13]/[.$B$13]+([.$A$14]-[.$A$13])/[.$B$14]+([.H1]-[.$A$14])/[.$B$15]))" office:value-type="float" office:value="0.204">
            <text:p>0,20</text:p>
          </table:table-cell>
          <table:table-cell table:style-name="ce1" table:formula="of:=IF([.I1]&lt;=[.$A$13];[.I1]/[.$B$13];IF([.I1]&lt;=[.$A$14];[.$A$13]/[.$B$13]+([.I1]-[.$A$13])/[.$B$14];[.$A$13]/[.$B$13]+([.$A$14]-[.$A$13])/[.$B$14]+([.I1]-[.$A$14])/[.$B$15]))" office:value-type="float" office:value="0.208">
            <text:p>0,21</text:p>
          </table:table-cell>
          <table:table-cell table:style-name="ce1" table:formula="of:=IF([.J1]&lt;=[.$A$13];[.J1]/[.$B$13];IF([.J1]&lt;=[.$A$14];[.$A$13]/[.$B$13]+([.J1]-[.$A$13])/[.$B$14];[.$A$13]/[.$B$13]+([.$A$14]-[.$A$13])/[.$B$14]+([.J1]-[.$A$14])/[.$B$15]))" office:value-type="float" office:value="0.212">
            <text:p>0,21</text:p>
          </table:table-cell>
          <table:table-cell table:style-name="ce1" table:formula="of:=IF([.K1]&lt;=[.$A$13];[.K1]/[.$B$13];IF([.K1]&lt;=[.$A$14];[.$A$13]/[.$B$13]+([.K1]-[.$A$13])/[.$B$14];[.$A$13]/[.$B$13]+([.$A$14]-[.$A$13])/[.$B$14]+([.K1]-[.$A$14])/[.$B$15]))" office:value-type="float" office:value="0.216">
            <text:p>0,22</text:p>
          </table:table-cell>
          <table:table-cell table:style-name="ce1" table:formula="of:=IF([.L1]&lt;=[.$A$13];[.L1]/[.$B$13];IF([.L1]&lt;=[.$A$14];[.$A$13]/[.$B$13]+([.L1]-[.$A$13])/[.$B$14];[.$A$13]/[.$B$13]+([.$A$14]-[.$A$13])/[.$B$14]+([.L1]-[.$A$14])/[.$B$15]))" office:value-type="float" office:value="0.22">
            <text:p>0,22</text:p>
          </table:table-cell>
          <table:table-cell table:style-name="ce1" table:formula="of:=IF([.M1]&lt;=[.$A$13];[.M1]/[.$B$13];IF([.M1]&lt;=[.$A$14];[.$A$13]/[.$B$13]+([.M1]-[.$A$13])/[.$B$14];[.$A$13]/[.$B$13]+([.$A$14]-[.$A$13])/[.$B$14]+([.M1]-[.$A$14])/[.$B$15]))" office:value-type="float" office:value="0.224">
            <text:p>0,22</text:p>
          </table:table-cell>
          <table:table-cell table:style-name="ce1" table:formula="of:=IF([.N1]&lt;=[.$A$13];[.N1]/[.$B$13];IF([.N1]&lt;=[.$A$14];[.$A$13]/[.$B$13]+([.N1]-[.$A$13])/[.$B$14];[.$A$13]/[.$B$13]+([.$A$14]-[.$A$13])/[.$B$14]+([.N1]-[.$A$14])/[.$B$15]))" office:value-type="float" office:value="0.228">
            <text:p>0,23</text:p>
          </table:table-cell>
          <table:table-cell table:style-name="ce1" table:formula="of:=IF([.O1]&lt;=[.$A$13];[.O1]/[.$B$13];IF([.O1]&lt;=[.$A$14];[.$A$13]/[.$B$13]+([.O1]-[.$A$13])/[.$B$14];[.$A$13]/[.$B$13]+([.$A$14]-[.$A$13])/[.$B$14]+([.O1]-[.$A$14])/[.$B$15]))" office:value-type="float" office:value="0.232">
            <text:p>0,23</text:p>
          </table:table-cell>
          <table:table-cell table:style-name="ce1" table:formula="of:=IF([.P1]&lt;=[.$A$13];[.P1]/[.$B$13];IF([.P1]&lt;=[.$A$14];[.$A$13]/[.$B$13]+([.P1]-[.$A$13])/[.$B$14];[.$A$13]/[.$B$13]+([.$A$14]-[.$A$13])/[.$B$14]+([.P1]-[.$A$14])/[.$B$15]))" office:value-type="float" office:value="0.236">
            <text:p>0,24</text:p>
          </table:table-cell>
          <table:table-cell table:style-name="ce1" table:formula="of:=IF([.Q1]&lt;=[.$A$13];[.Q1]/[.$B$13];IF([.Q1]&lt;=[.$A$14];[.$A$13]/[.$B$13]+([.Q1]-[.$A$13])/[.$B$14];[.$A$13]/[.$B$13]+([.$A$14]-[.$A$13])/[.$B$14]+([.Q1]-[.$A$14])/[.$B$15]))" office:value-type="float" office:value="0.24">
            <text:p>0,24</text:p>
          </table:table-cell>
          <table:table-cell table:style-name="ce1" table:formula="of:=IF([.R1]&lt;=[.$A$13];[.R1]/[.$B$13];IF([.R1]&lt;=[.$A$14];[.$A$13]/[.$B$13]+([.R1]-[.$A$13])/[.$B$14];[.$A$13]/[.$B$13]+([.$A$14]-[.$A$13])/[.$B$14]+([.R1]-[.$A$14])/[.$B$15]))" office:value-type="float" office:value="0.244">
            <text:p>0,24</text:p>
          </table:table-cell>
          <table:table-cell table:style-name="ce1" table:formula="of:=IF([.S1]&lt;=[.$A$13];[.S1]/[.$B$13];IF([.S1]&lt;=[.$A$14];[.$A$13]/[.$B$13]+([.S1]-[.$A$13])/[.$B$14];[.$A$13]/[.$B$13]+([.$A$14]-[.$A$13])/[.$B$14]+([.S1]-[.$A$14])/[.$B$15]))" office:value-type="float" office:value="0.248">
            <text:p>0,25</text:p>
          </table:table-cell>
          <table:table-cell table:style-name="ce1" table:formula="of:=IF([.T1]&lt;=[.$A$13];[.T1]/[.$B$13];IF([.T1]&lt;=[.$A$14];[.$A$13]/[.$B$13]+([.T1]-[.$A$13])/[.$B$14];[.$A$13]/[.$B$13]+([.$A$14]-[.$A$13])/[.$B$14]+([.T1]-[.$A$14])/[.$B$15]))" office:value-type="float" office:value="0.252">
            <text:p>0,25</text:p>
          </table:table-cell>
          <table:table-cell table:style-name="ce1" table:formula="of:=IF([.U1]&lt;=[.$A$13];[.U1]/[.$B$13];IF([.U1]&lt;=[.$A$14];[.$A$13]/[.$B$13]+([.U1]-[.$A$13])/[.$B$14];[.$A$13]/[.$B$13]+([.$A$14]-[.$A$13])/[.$B$14]+([.U1]-[.$A$14])/[.$B$15]))" office:value-type="float" office:value="0.256">
            <text:p>0,26</text:p>
          </table:table-cell>
          <table:table-cell table:style-name="ce1" table:formula="of:=IF([.V1]&lt;=[.$A$13];[.V1]/[.$B$13];IF([.V1]&lt;=[.$A$14];[.$A$13]/[.$B$13]+([.V1]-[.$A$13])/[.$B$14];[.$A$13]/[.$B$13]+([.$A$14]-[.$A$13])/[.$B$14]+([.V1]-[.$A$14])/[.$B$15]))" office:value-type="float" office:value="0.26">
            <text:p>0,26</text:p>
          </table:table-cell>
          <table:table-cell table:style-name="ce1" table:formula="of:=IF([.W1]&lt;=[.$A$13];[.W1]/[.$B$13];IF([.W1]&lt;=[.$A$14];[.$A$13]/[.$B$13]+([.W1]-[.$A$13])/[.$B$14];[.$A$13]/[.$B$13]+([.$A$14]-[.$A$13])/[.$B$14]+([.W1]-[.$A$14])/[.$B$15]))" office:value-type="float" office:value="0.264">
            <text:p>0,26</text:p>
          </table:table-cell>
          <table:table-cell table:style-name="ce1" table:formula="of:=IF([.X1]&lt;=[.$A$13];[.X1]/[.$B$13];IF([.X1]&lt;=[.$A$14];[.$A$13]/[.$B$13]+([.X1]-[.$A$13])/[.$B$14];[.$A$13]/[.$B$13]+([.$A$14]-[.$A$13])/[.$B$14]+([.X1]-[.$A$14])/[.$B$15]))" office:value-type="float" office:value="0.268">
            <text:p>0,27</text:p>
          </table:table-cell>
          <table:table-cell table:style-name="ce1" table:formula="of:=IF([.Y1]&lt;=[.$A$13];[.Y1]/[.$B$13];IF([.Y1]&lt;=[.$A$14];[.$A$13]/[.$B$13]+([.Y1]-[.$A$13])/[.$B$14];[.$A$13]/[.$B$13]+([.$A$14]-[.$A$13])/[.$B$14]+([.Y1]-[.$A$14])/[.$B$15]))" office:value-type="float" office:value="0.272">
            <text:p>0,27</text:p>
          </table:table-cell>
          <table:table-cell table:style-name="ce1" table:formula="of:=IF([.Z1]&lt;=[.$A$13];[.Z1]/[.$B$13];IF([.Z1]&lt;=[.$A$14];[.$A$13]/[.$B$13]+([.Z1]-[.$A$13])/[.$B$14];[.$A$13]/[.$B$13]+([.$A$14]-[.$A$13])/[.$B$14]+([.Z1]-[.$A$14])/[.$B$15]))" office:value-type="float" office:value="0.276">
            <text:p>0,28</text:p>
          </table:table-cell>
          <table:table-cell table:style-name="ce1" table:formula="of:=IF([.AA1]&lt;=[.$A$13];[.AA1]/[.$B$13];IF([.AA1]&lt;=[.$A$14];[.$A$13]/[.$B$13]+([.AA1]-[.$A$13])/[.$B$14];[.$A$13]/[.$B$13]+([.$A$14]-[.$A$13])/[.$B$14]+([.AA1]-[.$A$14])/[.$B$15]))" office:value-type="float" office:value="0.28">
            <text:p>0,28</text:p>
          </table:table-cell>
          <table:table-cell table:style-name="ce1" table:formula="of:=IF([.AB1]&lt;=[.$A$13];[.AB1]/[.$B$13];IF([.AB1]&lt;=[.$A$14];[.$A$13]/[.$B$13]+([.AB1]-[.$A$13])/[.$B$14];[.$A$13]/[.$B$13]+([.$A$14]-[.$A$13])/[.$B$14]+([.AB1]-[.$A$14])/[.$B$15]))" office:value-type="float" office:value="0.284">
            <text:p>0,28</text:p>
          </table:table-cell>
          <table:table-cell table:style-name="ce1" table:formula="of:=IF([.AC1]&lt;=[.$A$13];[.AC1]/[.$B$13];IF([.AC1]&lt;=[.$A$14];[.$A$13]/[.$B$13]+([.AC1]-[.$A$13])/[.$B$14];[.$A$13]/[.$B$13]+([.$A$14]-[.$A$13])/[.$B$14]+([.AC1]-[.$A$14])/[.$B$15]))" office:value-type="float" office:value="0.288">
            <text:p>0,29</text:p>
          </table:table-cell>
          <table:table-cell table:style-name="ce1" table:formula="of:=IF([.AD1]&lt;=[.$A$13];[.AD1]/[.$B$13];IF([.AD1]&lt;=[.$A$14];[.$A$13]/[.$B$13]+([.AD1]-[.$A$13])/[.$B$14];[.$A$13]/[.$B$13]+([.$A$14]-[.$A$13])/[.$B$14]+([.AD1]-[.$A$14])/[.$B$15]))" office:value-type="float" office:value="0.292">
            <text:p>0,29</text:p>
          </table:table-cell>
          <table:table-cell table:style-name="ce1" table:formula="of:=IF([.AE1]&lt;=[.$A$13];[.AE1]/[.$B$13];IF([.AE1]&lt;=[.$A$14];[.$A$13]/[.$B$13]+([.AE1]-[.$A$13])/[.$B$14];[.$A$13]/[.$B$13]+([.$A$14]-[.$A$13])/[.$B$14]+([.AE1]-[.$A$14])/[.$B$15]))" office:value-type="float" office:value="0.296">
            <text:p>0,30</text:p>
          </table:table-cell>
          <table:table-cell table:style-name="ce1" table:formula="of:=IF([.AF1]&lt;=[.$A$13];[.AF1]/[.$B$13];IF([.AF1]&lt;=[.$A$14];[.$A$13]/[.$B$13]+([.AF1]-[.$A$13])/[.$B$14];[.$A$13]/[.$B$13]+([.$A$14]-[.$A$13])/[.$B$14]+([.AF1]-[.$A$14])/[.$B$15]))" office:value-type="float" office:value="0.3">
            <text:p>0,30</text:p>
          </table:table-cell>
          <table:table-cell table:style-name="ce1" table:formula="of:=IF([.AG1]&lt;=[.$A$13];[.AG1]/[.$B$13];IF([.AG1]&lt;=[.$A$14];[.$A$13]/[.$B$13]+([.AG1]-[.$A$13])/[.$B$14];[.$A$13]/[.$B$13]+([.$A$14]-[.$A$13])/[.$B$14]+([.AG1]-[.$A$14])/[.$B$15]))" office:value-type="float" office:value="0.304">
            <text:p>0,30</text:p>
          </table:table-cell>
          <table:table-cell table:style-name="ce1" table:formula="of:=IF([.AH1]&lt;=[.$A$13];[.AH1]/[.$B$13];IF([.AH1]&lt;=[.$A$14];[.$A$13]/[.$B$13]+([.AH1]-[.$A$13])/[.$B$14];[.$A$13]/[.$B$13]+([.$A$14]-[.$A$13])/[.$B$14]+([.AH1]-[.$A$14])/[.$B$15]))" office:value-type="float" office:value="0.308">
            <text:p>0,31</text:p>
          </table:table-cell>
          <table:table-cell table:style-name="ce1" table:formula="of:=IF([.AI1]&lt;=[.$A$13];[.AI1]/[.$B$13];IF([.AI1]&lt;=[.$A$14];[.$A$13]/[.$B$13]+([.AI1]-[.$A$13])/[.$B$14];[.$A$13]/[.$B$13]+([.$A$14]-[.$A$13])/[.$B$14]+([.AI1]-[.$A$14])/[.$B$15]))" office:value-type="float" office:value="0.312">
            <text:p>0,31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table:style-name="ce1" table:formula="of:=((-1)/[.B$1]^[.$A7])+1" office:value-type="float" office:value="0">
            <text:p>#DIV/0!</text:p>
          </table:table-cell>
          <table:table-cell table:style-name="ce1" table:formula="of:=((-1)/[.C$1]^[.$A7])+1" office:value-type="float" office:value="0.205671765275718">
            <text:p>0,21</text:p>
          </table:table-cell>
          <table:table-cell table:style-name="ce1" table:formula="of:=((-1)/[.D$1]^[.$A7])+1" office:value-type="float" office:value="0.258865550893052">
            <text:p>0,26</text:p>
          </table:table-cell>
          <table:table-cell table:style-name="ce1" table:formula="of:=((-1)/[.E$1]^[.$A7])+1" office:value-type="float" office:value="0.288314898208401">
            <text:p>0,29</text:p>
          </table:table-cell>
          <table:table-cell table:style-name="ce1" table:formula="of:=((-1)/[.F$1]^[.$A7])+1" office:value-type="float" office:value="0.308497107818761">
            <text:p>0,31</text:p>
          </table:table-cell>
          <table:table-cell table:style-name="ce1" table:formula="of:=((-1)/[.G$1]^[.$A7])+1" office:value-type="float" office:value="0.323756662193759">
            <text:p>0,32</text:p>
          </table:table-cell>
          <table:table-cell table:style-name="ce1" table:formula="of:=((-1)/[.H$1]^[.$A7])+1" office:value-type="float" office:value="0.335974320443207">
            <text:p>0,34</text:p>
          </table:table-cell>
          <table:table-cell table:style-name="ce1" table:formula="of:=((-1)/[.I$1]^[.$A7])+1" office:value-type="float" office:value="0.346131830939932">
            <text:p>0,35</text:p>
          </table:table-cell>
          <table:table-cell table:style-name="ce1" table:formula="of:=((-1)/[.J$1]^[.$A7])+1" office:value-type="float" office:value="0.354804987851784">
            <text:p>0,35</text:p>
          </table:table-cell>
          <table:table-cell table:style-name="ce1" table:formula="of:=((-1)/[.K$1]^[.$A7])+1" office:value-type="float" office:value="0.362359712307183">
            <text:p>0,36</text:p>
          </table:table-cell>
          <table:table-cell table:style-name="ce1" table:formula="of:=((-1)/[.L$1]^[.$A7])+1" office:value-type="float" office:value="0.369042655519807">
            <text:p>0,37</text:p>
          </table:table-cell>
          <table:table-cell table:style-name="ce1" table:formula="of:=((-1)/[.M$1]^[.$A7])+1" office:value-type="float" office:value="0.375027753967197">
            <text:p>0,38</text:p>
          </table:table-cell>
          <table:table-cell table:style-name="ce1" table:formula="of:=((-1)/[.N$1]^[.$A7])+1" office:value-type="float" office:value="0.380442133745864">
            <text:p>0,38</text:p>
          </table:table-cell>
          <table:table-cell table:style-name="ce1" table:formula="of:=((-1)/[.O$1]^[.$A7])+1" office:value-type="float" office:value="0.385381448485996">
            <text:p>0,39</text:p>
          </table:table-cell>
          <table:table-cell table:style-name="ce1" table:formula="of:=((-1)/[.P$1]^[.$A7])+1" office:value-type="float" office:value="0.38991942615119">
            <text:p>0,39</text:p>
          </table:table-cell>
          <table:table-cell table:style-name="ce1" table:formula="of:=((-1)/[.Q$1]^[.$A7])+1" office:value-type="float" office:value="0.394114060581544">
            <text:p>0,39</text:p>
          </table:table-cell>
          <table:table-cell table:style-name="ce1" table:formula="of:=((-1)/[.R$1]^[.$A7])+1" office:value-type="float" office:value="0.398011767690723">
            <text:p>0,40</text:p>
          </table:table-cell>
          <table:table-cell table:style-name="ce1" table:formula="of:=((-1)/[.S$1]^[.$A7])+1" office:value-type="float" office:value="0.401650258333018">
            <text:p>0,40</text:p>
          </table:table-cell>
          <table:table-cell table:style-name="ce1" table:formula="of:=((-1)/[.T$1]^[.$A7])+1" office:value-type="float" office:value="0.405060574849581">
            <text:p>0,41</text:p>
          </table:table-cell>
          <table:table-cell table:style-name="ce1" table:formula="of:=((-1)/[.U$1]^[.$A7])+1" office:value-type="float" office:value="0.408268566828338">
            <text:p>0,41</text:p>
          </table:table-cell>
          <table:table-cell table:style-name="ce1" table:formula="of:=((-1)/[.V$1]^[.$A7])+1" office:value-type="float" office:value="0.411295981347525">
            <text:p>0,41</text:p>
          </table:table-cell>
          <table:table-cell table:style-name="ce1" table:formula="of:=((-1)/[.W$1]^[.$A7])+1" office:value-type="float" office:value="0.414161282310042">
            <text:p>0,41</text:p>
          </table:table-cell>
          <table:table-cell table:style-name="ce1" table:formula="of:=((-1)/[.X$1]^[.$A7])+1" office:value-type="float" office:value="0.416880275656536">
            <text:p>0,42</text:p>
          </table:table-cell>
          <table:table-cell table:style-name="ce1" table:formula="of:=((-1)/[.Y$1]^[.$A7])+1" office:value-type="float" office:value="0.419466593033213">
            <text:p>0,42</text:p>
          </table:table-cell>
          <table:table-cell table:style-name="ce1" table:formula="of:=((-1)/[.Z$1]^[.$A7])+1" office:value-type="float" office:value="0.421932070618743">
            <text:p>0,42</text:p>
          </table:table-cell>
          <table:table-cell table:style-name="ce1" table:formula="of:=((-1)/[.AA$1]^[.$A7])+1" office:value-type="float" office:value="0.424287049186838">
            <text:p>0,42</text:p>
          </table:table-cell>
          <table:table-cell table:style-name="ce1" table:formula="of:=((-1)/[.AB$1]^[.$A7])+1" office:value-type="float" office:value="0.42654061422687">
            <text:p>0,43</text:p>
          </table:table-cell>
          <table:table-cell table:style-name="ce1" table:formula="of:=((-1)/[.AC$1]^[.$A7])+1" office:value-type="float" office:value="0.428700789906323">
            <text:p>0,43</text:p>
          </table:table-cell>
          <table:table-cell table:style-name="ce1" table:formula="of:=((-1)/[.AD$1]^[.$A7])+1" office:value-type="float" office:value="0.430774697103352">
            <text:p>0,43</text:p>
          </table:table-cell>
          <table:table-cell table:style-name="ce1" table:formula="of:=((-1)/[.AE$1]^[.$A7])+1" office:value-type="float" office:value="0.432768683191874">
            <text:p>0,43</text:p>
          </table:table-cell>
          <table:table-cell table:style-name="ce1" table:formula="of:=((-1)/[.AF$1]^[.$A7])+1" office:value-type="float" office:value="0.434688429414309">
            <text:p>0,43</text:p>
          </table:table-cell>
          <table:table-cell table:style-name="ce1" table:formula="of:=((-1)/[.AG$1]^[.$A7])+1" office:value-type="float" office:value="0.436539040319948">
            <text:p>0,44</text:p>
          </table:table-cell>
          <table:table-cell table:style-name="ce1" table:formula="of:=((-1)/[.AH$1]^[.$A7])+1" office:value-type="float" office:value="0.438325118738521">
            <text:p>0,44</text:p>
          </table:table-cell>
          <table:table-cell table:style-name="ce1" table:formula="of:=((-1)/[.AI$1]^[.$A7])+1" office:value-type="float" office:value="0.440050829001228">
            <text:p>0,44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 table:style-name="ce1" table:formula="of:=((-1)/[.B$1]^[.$A8])+1" office:value-type="float" office:value="0">
            <text:p>#DIV/0!</text:p>
          </table:table-cell>
          <table:table-cell table:style-name="ce1" table:formula="of:=((-1)/[.C$1]^[.$A8])+1" office:value-type="float" office:value="0.858746245537725">
            <text:p>0,86</text:p>
          </table:table-cell>
          <table:table-cell table:style-name="ce1" table:formula="of:=((-1)/[.D$1]^[.$A8])+1" office:value-type="float" office:value="0.921634573116846">
            <text:p>0,92</text:p>
          </table:table-cell>
          <table:table-cell table:style-name="ce1" table:formula="of:=((-1)/[.E$1]^[.$A8])+1" office:value-type="float" office:value="0.944480322660718">
            <text:p>0,94</text:p>
          </table:table-cell>
          <table:table-cell table:style-name="ce1" table:formula="of:=((-1)/[.F$1]^[.$A8])+1" office:value-type="float" office:value="0.956524057332444">
            <text:p>0,96</text:p>
          </table:table-cell>
          <table:table-cell table:style-name="ce1" table:formula="of:=((-1)/[.G$1]^[.$A8])+1" office:value-type="float" office:value="0.964035378312087">
            <text:p>0,96</text:p>
          </table:table-cell>
          <table:table-cell table:style-name="ce1" table:formula="of:=((-1)/[.H$1]^[.$A8])+1" office:value-type="float" office:value="0.969198530462638">
            <text:p>0,97</text:p>
          </table:table-cell>
          <table:table-cell table:style-name="ce1" table:formula="of:=((-1)/[.I$1]^[.$A8])+1" office:value-type="float" office:value="0.972981162086076">
            <text:p>0,97</text:p>
          </table:table-cell>
          <table:table-cell table:style-name="ce1" table:formula="of:=((-1)/[.J$1]^[.$A8])+1" office:value-type="float" office:value="0.975880210623354">
            <text:p>0,98</text:p>
          </table:table-cell>
          <table:table-cell table:style-name="ce1" table:formula="of:=((-1)/[.K$1]^[.$A8])+1" office:value-type="float" office:value="0.978178034392132">
            <text:p>0,98</text:p>
          </table:table-cell>
          <table:table-cell table:style-name="ce1" table:formula="of:=((-1)/[.L$1]^[.$A8])+1" office:value-type="float" office:value="0.980047376850311">
            <text:p>0,98</text:p>
          </table:table-cell>
          <table:table-cell table:style-name="ce1" table:formula="of:=((-1)/[.M$1]^[.$A8])+1" office:value-type="float" office:value="0.981600068016511">
            <text:p>0,98</text:p>
          </table:table-cell>
          <table:table-cell table:style-name="ce1" table:formula="of:=((-1)/[.N$1]^[.$A8])+1" office:value-type="float" office:value="0.982911814853258">
            <text:p>0,98</text:p>
          </table:table-cell>
          <table:table-cell table:style-name="ce1" table:formula="of:=((-1)/[.O$1]^[.$A8])+1" office:value-type="float" office:value="0.984035763588836">
            <text:p>0,98</text:p>
          </table:table-cell>
          <table:table-cell table:style-name="ce1" table:formula="of:=((-1)/[.P$1]^[.$A8])+1" office:value-type="float" office:value="0.98501036113998">
            <text:p>0,99</text:p>
          </table:table-cell>
          <table:table-cell table:style-name="ce1" table:formula="of:=((-1)/[.Q$1]^[.$A8])+1" office:value-type="float" office:value="0.985864133669625">
            <text:p>0,99</text:p>
          </table:table-cell>
          <table:table-cell table:style-name="ce1" table:formula="of:=((-1)/[.R$1]^[.$A8])+1" office:value-type="float" office:value="0.986618709017484">
            <text:p>0,99</text:p>
          </table:table-cell>
          <table:table-cell table:style-name="ce1" table:formula="of:=((-1)/[.S$1]^[.$A8])+1" office:value-type="float" office:value="0.987290794066913">
            <text:p>0,99</text:p>
          </table:table-cell>
          <table:table-cell table:style-name="ce1" table:formula="of:=((-1)/[.T$1]^[.$A8])+1" office:value-type="float" office:value="0.987893506570498">
            <text:p>0,99</text:p>
          </table:table-cell>
          <table:table-cell table:style-name="ce1" table:formula="of:=((-1)/[.U$1]^[.$A8])+1" office:value-type="float" office:value="0.988437295170728">
            <text:p>0,99</text:p>
          </table:table-cell>
          <table:table-cell table:style-name="ce1" table:formula="of:=((-1)/[.V$1]^[.$A8])+1" office:value-type="float" office:value="0.988930589232715">
            <text:p>0,99</text:p>
          </table:table-cell>
          <table:table-cell table:style-name="ce1" table:formula="of:=((-1)/[.W$1]^[.$A8])+1" office:value-type="float" office:value="0.989380266961583">
            <text:p>0,99</text:p>
          </table:table-cell>
          <table:table-cell table:style-name="ce1" table:formula="of:=((-1)/[.X$1]^[.$A8])+1" office:value-type="float" office:value="0.989791998591498">
            <text:p>0,99</text:p>
          </table:table-cell>
          <table:table-cell table:style-name="ce1" table:formula="of:=((-1)/[.Y$1]^[.$A8])+1" office:value-type="float" office:value="0.990170501983279">
            <text:p>0,99</text:p>
          </table:table-cell>
          <table:table-cell table:style-name="ce1" table:formula="of:=((-1)/[.Z$1]^[.$A8])+1" office:value-type="float" office:value="0.990519735714066">
            <text:p>0,99</text:p>
          </table:table-cell>
          <table:table-cell table:style-name="ce1" table:formula="of:=((-1)/[.AA$1]^[.$A8])+1" office:value-type="float" office:value="0.990843046840924">
            <text:p>0,99</text:p>
          </table:table-cell>
          <table:table-cell table:style-name="ce1" table:formula="of:=((-1)/[.AB$1]^[.$A8])+1" office:value-type="float" office:value="0.991143285316649">
            <text:p>0,99</text:p>
          </table:table-cell>
          <table:table-cell table:style-name="ce1" table:formula="of:=((-1)/[.AC$1]^[.$A8])+1" office:value-type="float" office:value="0.991422893543114">
            <text:p>0,99</text:p>
          </table:table-cell>
          <table:table-cell table:style-name="ce1" table:formula="of:=((-1)/[.AD$1]^[.$A8])+1" office:value-type="float" office:value="0.9916839771618">
            <text:p>0,99</text:p>
          </table:table-cell>
          <table:table-cell table:style-name="ce1" table:formula="of:=((-1)/[.AE$1]^[.$A8])+1" office:value-type="float" office:value="0.991928361525504">
            <text:p>0,99</text:p>
          </table:table-cell>
          <table:table-cell table:style-name="ce1" table:formula="of:=((-1)/[.AF$1]^[.$A8])+1" office:value-type="float" office:value="0.992157637129292">
            <text:p>0,99</text:p>
          </table:table-cell>
          <table:table-cell table:style-name="ce1" table:formula="of:=((-1)/[.AG$1]^[.$A8])+1" office:value-type="float" office:value="0.992373196446546">
            <text:p>0,99</text:p>
          </table:table-cell>
          <table:table-cell table:style-name="ce1" table:formula="of:=((-1)/[.AH$1]^[.$A8])+1" office:value-type="float" office:value="0.992576264014472">
            <text:p>0,99</text:p>
          </table:table-cell>
          <table:table-cell table:style-name="ce1" table:formula="of:=((-1)/[.AI$1]^[.$A8])+1" office:value-type="float" office:value="0.992767921173657">
            <text:p>0,99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table:style-name="ce1" table:formula="of:=((-1)/[.B$1]^[.$A9])+1" office:value-type="float" office:value="0">
            <text:p>#DIV/0!</text:p>
          </table:table-cell>
          <table:table-cell table:style-name="ce1" table:formula="of:=((-1)/[.C$1]^[.$A9])+1" office:value-type="float" office:value="0.874107458820583">
            <text:p>0,87</text:p>
          </table:table-cell>
          <table:table-cell table:style-name="ce1" table:formula="of:=((-1)/[.D$1]^[.$A9])+1" office:value-type="float" office:value="0.932535857616322">
            <text:p>0,93</text:p>
          </table:table-cell>
          <table:table-cell table:style-name="ce1" table:formula="of:=((-1)/[.E$1]^[.$A9])+1" office:value-type="float" office:value="0.953162805783878">
            <text:p>0,95</text:p>
          </table:table-cell>
          <table:table-cell table:style-name="ce1" table:formula="of:=((-1)/[.F$1]^[.$A9])+1" office:value-type="float" office:value="0.963846861260202">
            <text:p>0,96</text:p>
          </table:table-cell>
          <table:table-cell table:style-name="ce1" table:formula="of:=((-1)/[.G$1]^[.$A9])+1" office:value-type="float" office:value="0.970424847267434">
            <text:p>0,97</text:p>
          </table:table-cell>
          <table:table-cell table:style-name="ce1" table:formula="of:=((-1)/[.H$1]^[.$A9])+1" office:value-type="float" office:value="0.974900569089751">
            <text:p>0,97</text:p>
          </table:table-cell>
          <table:table-cell table:style-name="ce1" table:formula="of:=((-1)/[.I$1]^[.$A9])+1" office:value-type="float" office:value="0.97815199613364">
            <text:p>0,98</text:p>
          </table:table-cell>
          <table:table-cell table:style-name="ce1" table:formula="of:=((-1)/[.J$1]^[.$A9])+1" office:value-type="float" office:value="0.980626012655646">
            <text:p>0,98</text:p>
          </table:table-cell>
          <table:table-cell table:style-name="ce1" table:formula="of:=((-1)/[.K$1]^[.$A9])+1" office:value-type="float" office:value="0.982574640709553">
            <text:p>0,98</text:p>
          </table:table-cell>
          <table:table-cell table:style-name="ce1" table:formula="of:=((-1)/[.L$1]^[.$A9])+1" office:value-type="float" office:value="0.984151068075389">
            <text:p>0,98</text:p>
          </table:table-cell>
          <table:table-cell table:style-name="ce1" table:formula="of:=((-1)/[.M$1]^[.$A9])+1" office:value-type="float" office:value="0.985453899515352">
            <text:p>0,99</text:p>
          </table:table-cell>
          <table:table-cell table:style-name="ce1" table:formula="of:=((-1)/[.N$1]^[.$A9])+1" office:value-type="float" office:value="0.986549548012816">
            <text:p>0,99</text:p>
          </table:table-cell>
          <table:table-cell table:style-name="ce1" table:formula="of:=((-1)/[.O$1]^[.$A9])+1" office:value-type="float" office:value="0.987484419932722">
            <text:p>0,99</text:p>
          </table:table-cell>
          <table:table-cell table:style-name="ce1" table:formula="of:=((-1)/[.P$1]^[.$A9])+1" office:value-type="float" office:value="0.988291944623322">
            <text:p>0,99</text:p>
          </table:table-cell>
          <table:table-cell table:style-name="ce1" table:formula="of:=((-1)/[.Q$1]^[.$A9])+1" office:value-type="float" office:value="0.98899682888653">
            <text:p>0,99</text:p>
          </table:table-cell>
          <table:table-cell table:style-name="ce1" table:formula="of:=((-1)/[.R$1]^[.$A9])+1" office:value-type="float" office:value="0.989617737250403">
            <text:p>0,99</text:p>
          </table:table-cell>
          <table:table-cell table:style-name="ce1" table:formula="of:=((-1)/[.S$1]^[.$A9])+1" office:value-type="float" office:value="0.990169039056007">
            <text:p>0,99</text:p>
          </table:table-cell>
          <table:table-cell table:style-name="ce1" table:formula="of:=((-1)/[.T$1]^[.$A9])+1" office:value-type="float" office:value="0.99066198116867">
            <text:p>0,99</text:p>
          </table:table-cell>
          <table:table-cell table:style-name="ce1" table:formula="of:=((-1)/[.U$1]^[.$A9])+1" office:value-type="float" office:value="0.991105495500676">
            <text:p>0,99</text:p>
          </table:table-cell>
          <table:table-cell table:style-name="ce1" table:formula="of:=((-1)/[.V$1]^[.$A9])+1" office:value-type="float" office:value="0.991506767676829">
            <text:p>0,99</text:p>
          </table:table-cell>
          <table:table-cell table:style-name="ce1" table:formula="of:=((-1)/[.W$1]^[.$A9])+1" office:value-type="float" office:value="0.991871645526124">
            <text:p>0,99</text:p>
          </table:table-cell>
          <table:table-cell table:style-name="ce1" table:formula="of:=((-1)/[.X$1]^[.$A9])+1" office:value-type="float" office:value="0.992204937758584">
            <text:p>0,99</text:p>
          </table:table-cell>
          <table:table-cell table:style-name="ce1" table:formula="of:=((-1)/[.Y$1]^[.$A9])+1" office:value-type="float" office:value="0.992510635848377">
            <text:p>0,99</text:p>
          </table:table-cell>
          <table:table-cell table:style-name="ce1" table:formula="of:=((-1)/[.Z$1]^[.$A9])+1" office:value-type="float" office:value="0.992792081250509">
            <text:p>0,99</text:p>
          </table:table-cell>
          <table:table-cell table:style-name="ce1" table:formula="of:=((-1)/[.AA$1]^[.$A9])+1" office:value-type="float" office:value="0.993052093071121">
            <text:p>0,99</text:p>
          </table:table-cell>
          <table:table-cell table:style-name="ce1" table:formula="of:=((-1)/[.AB$1]^[.$A9])+1" office:value-type="float" office:value="0.993293066707822">
            <text:p>0,99</text:p>
          </table:table-cell>
          <table:table-cell table:style-name="ce1" table:formula="of:=((-1)/[.AC$1]^[.$A9])+1" office:value-type="float" office:value="0.993517050893355">
            <text:p>0,99</text:p>
          </table:table-cell>
          <table:table-cell table:style-name="ce1" table:formula="of:=((-1)/[.AD$1]^[.$A9])+1" office:value-type="float" office:value="0.993725808474686">
            <text:p>0,99</text:p>
          </table:table-cell>
          <table:table-cell table:style-name="ce1" table:formula="of:=((-1)/[.AE$1]^[.$A9])+1" office:value-type="float" office:value="0.993920864804375">
            <text:p>0,99</text:p>
          </table:table-cell>
          <table:table-cell table:style-name="ce1" table:formula="of:=((-1)/[.AF$1]^[.$A9])+1" office:value-type="float" office:value="0.994103546598419">
            <text:p>0,99</text:p>
          </table:table-cell>
          <table:table-cell table:style-name="ce1" table:formula="of:=((-1)/[.AG$1]^[.$A9])+1" office:value-type="float" office:value="0.994275013386119">
            <text:p>0,99</text:p>
          </table:table-cell>
          <table:table-cell table:style-name="ce1" table:formula="of:=((-1)/[.AH$1]^[.$A9])+1" office:value-type="float" office:value="0.994436283151952">
            <text:p>0,99</text:p>
          </table:table-cell>
          <table:table-cell table:style-name="ce1" table:formula="of:=((-1)/[.AI$1]^[.$A9])+1" office:value-type="float" office:value="0.994588253385753">
            <text:p>0,99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 table:style-name="ce1" table:formula="of:=((-1)/[.B$1]^[.$A10])+1" office:value-type="float" office:value="0">
            <text:p>#DIV/0!</text:p>
          </table:table-cell>
          <table:table-cell table:style-name="ce1" table:formula="of:=((-1)/[.C$1]^[.$A10])+1" office:value-type="float" office:value="0.887798154569804">
            <text:p>0,89</text:p>
          </table:table-cell>
          <table:table-cell table:style-name="ce1" table:formula="of:=((-1)/[.D$1]^[.$A10])+1" office:value-type="float" office:value="0.941920682517923">
            <text:p>0,94</text:p>
          </table:table-cell>
          <table:table-cell table:style-name="ce1" table:formula="of:=((-1)/[.E$1]^[.$A10])+1" office:value-type="float" office:value="0.960487472781356">
            <text:p>0,96</text:p>
          </table:table-cell>
          <table:table-cell table:style-name="ce1" table:formula="of:=((-1)/[.F$1]^[.$A10])+1" office:value-type="float" office:value="0.969936259905079">
            <text:p>0,97</text:p>
          </table:table-cell>
          <table:table-cell table:style-name="ce1" table:formula="of:=((-1)/[.G$1]^[.$A10])+1" office:value-type="float" office:value="0.975679164186827">
            <text:p>0,98</text:p>
          </table:table-cell>
          <table:table-cell table:style-name="ce1" table:formula="of:=((-1)/[.H$1]^[.$A10])+1" office:value-type="float" office:value="0.979547033259105">
            <text:p>0,98</text:p>
          </table:table-cell>
          <table:table-cell table:style-name="ce1" table:formula="of:=((-1)/[.I$1]^[.$A10])+1" office:value-type="float" office:value="0.982333241923092">
            <text:p>0,98</text:p>
          </table:table-cell>
          <table:table-cell table:style-name="ce1" table:formula="of:=((-1)/[.J$1]^[.$A10])+1" office:value-type="float" office:value="0.984438032200122">
            <text:p>0,98</text:p>
          </table:table-cell>
          <table:table-cell table:style-name="ce1" table:formula="of:=((-1)/[.K$1]^[.$A10])+1" office:value-type="float" office:value="0.986085435571776">
            <text:p>0,99</text:p>
          </table:table-cell>
          <table:table-cell table:style-name="ce1" table:formula="of:=((-1)/[.L$1]^[.$A10])+1" office:value-type="float" office:value="0.987410745882058">
            <text:p>0,99</text:p>
          </table:table-cell>
          <table:table-cell table:style-name="ce1" table:formula="of:=((-1)/[.M$1]^[.$A10])+1" office:value-type="float" office:value="0.988500553181428">
            <text:p>0,99</text:p>
          </table:table-cell>
          <table:table-cell table:style-name="ce1" table:formula="of:=((-1)/[.N$1]^[.$A10])+1" office:value-type="float" office:value="0.989412880472329">
            <text:p>0,99</text:p>
          </table:table-cell>
          <table:table-cell table:style-name="ce1" table:formula="of:=((-1)/[.O$1]^[.$A10])+1" office:value-type="float" office:value="0.990188084140943">
            <text:p>0,99</text:p>
          </table:table-cell>
          <table:table-cell table:style-name="ce1" table:formula="of:=((-1)/[.P$1]^[.$A10])+1" office:value-type="float" office:value="0.990855112522493">
            <text:p>0,99</text:p>
          </table:table-cell>
          <table:table-cell table:style-name="ce1" table:formula="of:=((-1)/[.Q$1]^[.$A10])+1" office:value-type="float" office:value="0.991435277348927">
            <text:p>0,99</text:p>
          </table:table-cell>
          <table:table-cell table:style-name="ce1" table:formula="of:=((-1)/[.R$1]^[.$A10])+1" office:value-type="float" office:value="0.991944620295419">
            <text:p>0,99</text:p>
          </table:table-cell>
          <table:table-cell table:style-name="ce1" table:formula="of:=((-1)/[.S$1]^[.$A10])+1" office:value-type="float" office:value="0.992395449913145">
            <text:p>0,99</text:p>
          </table:table-cell>
          <table:table-cell table:style-name="ce1" table:formula="of:=((-1)/[.T$1]^[.$A10])+1" office:value-type="float" office:value="0.992797369758465">
            <text:p>0,99</text:p>
          </table:table-cell>
          <table:table-cell table:style-name="ce1" table:formula="of:=((-1)/[.U$1]^[.$A10])+1" office:value-type="float" office:value="0.993157984100034">
            <text:p>0,99</text:p>
          </table:table-cell>
          <table:table-cell table:style-name="ce1" table:formula="of:=((-1)/[.V$1]^[.$A10])+1" office:value-type="float" office:value="0.993483393397185">
            <text:p>0,99</text:p>
          </table:table-cell>
          <table:table-cell table:style-name="ce1" table:formula="of:=((-1)/[.W$1]^[.$A10])+1" office:value-type="float" office:value="0.993778549214564">
            <text:p>0,99</text:p>
          </table:table-cell>
          <table:table-cell table:style-name="ce1" table:formula="of:=((-1)/[.X$1]^[.$A10])+1" office:value-type="float" office:value="0.994047513032577">
            <text:p>0,99</text:p>
          </table:table-cell>
          <table:table-cell table:style-name="ce1" table:formula="of:=((-1)/[.Y$1]^[.$A10])+1" office:value-type="float" office:value="0.99429364802758">
            <text:p>0,99</text:p>
          </table:table-cell>
          <table:table-cell table:style-name="ce1" table:formula="of:=((-1)/[.Z$1]^[.$A10])+1" office:value-type="float" office:value="0.994519763254243">
            <text:p>0,99</text:p>
          </table:table-cell>
          <table:table-cell table:style-name="ce1" table:formula="of:=((-1)/[.AA$1]^[.$A10])+1" office:value-type="float" office:value="0.99472822347633">
            <text:p>0,99</text:p>
          </table:table-cell>
          <table:table-cell table:style-name="ce1" table:formula="of:=((-1)/[.AB$1]^[.$A10])+1" office:value-type="float" office:value="0.994921033837718">
            <text:p>0,99</text:p>
          </table:table-cell>
          <table:table-cell table:style-name="ce1" table:formula="of:=((-1)/[.AC$1]^[.$A10])+1" office:value-type="float" office:value="0.995099905856292">
            <text:p>1,00</text:p>
          </table:table-cell>
          <table:table-cell table:style-name="ce1" table:formula="of:=((-1)/[.AD$1]^[.$A10])+1" office:value-type="float" office:value="0.99526630938103">
            <text:p>1,00</text:p>
          </table:table-cell>
          <table:table-cell table:style-name="ce1" table:formula="of:=((-1)/[.AE$1]^[.$A10])+1" office:value-type="float" office:value="0.995421513879312">
            <text:p>1,00</text:p>
          </table:table-cell>
          <table:table-cell table:style-name="ce1" table:formula="of:=((-1)/[.AF$1]^[.$A10])+1" office:value-type="float" office:value="0.995566621528457">
            <text:p>1,00</text:p>
          </table:table-cell>
          <table:table-cell table:style-name="ce1" table:formula="of:=((-1)/[.AG$1]^[.$A10])+1" office:value-type="float" office:value="0.99570259395048">
            <text:p>1,00</text:p>
          </table:table-cell>
          <table:table-cell table:style-name="ce1" table:formula="of:=((-1)/[.AH$1]^[.$A10])+1" office:value-type="float" office:value="0.995830273971812">
            <text:p>1,00</text:p>
          </table:table-cell>
          <table:table-cell table:style-name="ce1" table:formula="of:=((-1)/[.AI$1]^[.$A10])+1" office:value-type="float" office:value="0.995950403456592">
            <text:p>1,00</text:p>
          </table:table-cell>
        </table:table-row>
        <table:table-row table:style-name="ro1" table:number-rows-repeated="2">
          <table:table-cell table:number-columns-repeated="3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3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/>
          <table:table-cell table:formula="of:=20/100+50/500" office:value-type="float" office:value="0.3">
            <text:p>0,3</text:p>
          </table:table-cell>
          <table:table-cell table:formula="of:=20/100+50/500+60/1000" office:value-type="float" office:value="0.36">
            <text:p>0,36</text:p>
          </table:table-cell>
          <table:table-cell table:formula="of:=60/1000" office:value-type="float" office:value="0.06">
            <text:p>0,06</text:p>
          </table:table-cell>
          <table:table-cell table:number-columns-repeated="2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00">
            <text:p>2500</text:p>
          </table:table-cell>
          <table:table-cell table:number-columns-repeated="33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5"/>
          <table:table-cell table:formula="of:=10/400" office:value-type="float" office:value="0.025">
            <text:p>0,025</text:p>
          </table:table-cell>
          <table:table-cell table:number-columns-repeated="29"/>
        </table:table-row>
        <table:table-row table:style-name="ro1">
          <table:table-cell table:number-columns-repeated="5"/>
          <table:table-cell table:formula="of:=40/400" office:value-type="float" office:value="0.1">
            <text:p>0,1</text:p>
          </table:table-cell>
          <table:table-cell table:number-columns-repeated="2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DejaVu Sans Light" style:language-asian="zh" style:country-asian="CN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1-08-2012</text:date>, <text:time>01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2-07-29T19:16:42</meta:creation-date>
    <dc:date>2012-08-01T01:54:32</dc:date>
    <dc:creator>Karsten </dc:creator>
    <meta:editing-duration>PT1H14M2S</meta:editing-duration>
    <meta:editing-cycles>2</meta:editing-cycles>
    <meta:generator>LibreOffice/3.4$Linux LibreOffice_project/340m1$Build-402</meta:generator>
    <meta:document-statistic meta:table-count="3" meta:cell-count="3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16cm" svg:height="8.998cm" xlink:href=".." xlink:type="simple" chart:class="chart:line" chart:style-name="ch1">
        <chart:legend chart:legend-position="end" svg:x="17.118cm" svg:y="4.2cm" style:legend-expansion="high" chart:style-name="ch2"/>
        <chart:plot-area chart:style-name="ch3" table:cell-range-address="Sheet1.B6:Sheet1.AI6" svg:x="0.838cm" svg:y="0.851cm" svg:width="15.505cm" svg:height="7.548cm">
          <chartooo:coordinate-region svg:x="1.75cm" svg:y="1.05cm" svg:width="14.406cm" svg:height="6.7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AI6" chart:class="chart:line">
            <chart:data-point chart:repeated="6"/>
            <chart:data-point chart:style-name="ch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6:Sheet1.AI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25">
                <text:p>0.125</text:p>
              </table:table-cell>
              <table:table-cell office:value-type="float" office:value="0.15">
                <text:p>0.15</text:p>
              </table:table-cell>
              <table:table-cell office:value-type="float" office:value="0.175">
                <text:p>0.175</text:p>
              </table:table-cell>
              <table:table-cell office:value-type="float" office:value="0.2">
                <text:p>0.2</text:p>
              </table:table-cell>
              <table:table-cell office:value-type="float" office:value="0.204">
                <text:p>0.204</text:p>
              </table:table-cell>
              <table:table-cell office:value-type="float" office:value="0.208">
                <text:p>0.208</text:p>
              </table:table-cell>
              <table:table-cell office:value-type="float" office:value="0.212">
                <text:p>0.212</text:p>
              </table:table-cell>
              <table:table-cell office:value-type="float" office:value="0.216">
                <text:p>0.216</text:p>
              </table:table-cell>
              <table:table-cell office:value-type="float" office:value="0.22">
                <text:p>0.22</text:p>
              </table:table-cell>
              <table:table-cell office:value-type="float" office:value="0.224">
                <text:p>0.224</text:p>
              </table:table-cell>
              <table:table-cell office:value-type="float" office:value="0.228">
                <text:p>0.228</text:p>
              </table:table-cell>
              <table:table-cell office:value-type="float" office:value="0.232">
                <text:p>0.232</text:p>
              </table:table-cell>
              <table:table-cell office:value-type="float" office:value="0.236">
                <text:p>0.236</text:p>
              </table:table-cell>
              <table:table-cell office:value-type="float" office:value="0.24">
                <text:p>0.24</text:p>
              </table:table-cell>
              <table:table-cell office:value-type="float" office:value="0.244">
                <text:p>0.244</text:p>
              </table:table-cell>
              <table:table-cell office:value-type="float" office:value="0.248">
                <text:p>0.248</text:p>
              </table:table-cell>
              <table:table-cell office:value-type="float" office:value="0.252">
                <text:p>0.252</text:p>
              </table:table-cell>
              <table:table-cell office:value-type="float" office:value="0.256">
                <text:p>0.256</text:p>
              </table:table-cell>
              <table:table-cell office:value-type="float" office:value="0.26">
                <text:p>0.26</text:p>
              </table:table-cell>
              <table:table-cell office:value-type="float" office:value="0.264">
                <text:p>0.264</text:p>
              </table:table-cell>
              <table:table-cell office:value-type="float" office:value="0.268">
                <text:p>0.268</text:p>
              </table:table-cell>
              <table:table-cell office:value-type="float" office:value="0.272">
                <text:p>0.272</text:p>
              </table:table-cell>
              <table:table-cell office:value-type="float" office:value="0.276">
                <text:p>0.276</text:p>
              </table:table-cell>
              <table:table-cell office:value-type="float" office:value="0.28">
                <text:p>0.28</text:p>
              </table:table-cell>
              <table:table-cell office:value-type="float" office:value="0.284">
                <text:p>0.284</text:p>
              </table:table-cell>
              <table:table-cell office:value-type="float" office:value="0.288">
                <text:p>0.288</text:p>
              </table:table-cell>
              <table:table-cell office:value-type="float" office:value="0.292">
                <text:p>0.292</text:p>
              </table:table-cell>
              <table:table-cell office:value-type="float" office:value="0.296">
                <text:p>0.296</text:p>
              </table:table-cell>
              <table:table-cell office:value-type="float" office:value="0.3">
                <text:p>0.3</text:p>
              </table:table-cell>
              <table:table-cell office:value-type="float" office:value="0.304">
                <text:p>0.304</text:p>
              </table:table-cell>
              <table:table-cell office:value-type="float" office:value="0.308">
                <text:p>0.308</text:p>
              </table:table-cell>
              <table:table-cell office:value-type="float" office:value="0.312">
                <text:p>0.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